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Query Results</text:p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5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6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Picture 7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8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ib Sayed</meta:initial-creator>
    <dc:creator>Rahib Sayed</dc:creator>
    <meta:creation-date>2019-03-06T11:53:00Z</meta:creation-date>
    <dc:date>2019-03-06T12:29:00Z</dc:date>
    <meta:template xlink:href="Normal.dotm" xlink:type="simple"/>
    <meta:editing-cycles>1</meta:editing-cycles>
    <meta:editing-duration>PT1740S</meta:editing-duration>
    <meta:document-statistic meta:page-count="4" meta:paragraph-count="1" meta:word-count="4" meta:character-count="30" meta:row-count="1" meta:non-whitespace-character-count="27"/>
  </office:meta>
</office:document-meta>
</file>